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0.23mm" svg:height="62mm" svg:x="94.07mm" svg:y="15.61mm">
            <draw:object draw:notify-on-update-of-ranges="Sheet1.A1:Sheet1.A1 Sheet1.A2:Sheet1.A5 Sheet1.B1:Sheet1.B1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art_ru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5:14:45.045218546</meta:creation-date>
    <dc:date>2019-09-10T15:42:23.610134087</dc:date>
    <meta:editing-duration>PT7M18S</meta:editing-duration>
    <meta:editing-cycles>1</meta:editing-cycles>
    <meta:document-statistic meta:table-count="1" meta:cell-count="10" meta:object-count="1"/>
    <meta:generator>LibreOffice/6.2.6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24cm" svg:height="6.201cm" xlink:href=".." xlink:type="simple" chart:class="chart:scatter" chart:style-name="ch1">
        <chart:legend chart:legend-position="end" svg:x="8.436cm" svg:y="2.801cm" style:legend-expansion="high" chart:style-name="ch2"/>
        <chart:plot-area chart:style-name="ch3" table:cell-range-address="Sheet1.A1:Sheet1.B5" chart:data-source-has-labels="row" svg:x="0.22cm" svg:y="0.124cm" svg:width="7.996cm" svg:height="5.953cm">
          <chartooo:coordinate-region svg:x="0.841cm" svg:y="0.323cm" svg:width="7.188cm" svg:height="5.1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t_ru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5</svg:desc>
                </draw:g>
              </table:table-cell>
              <table:table-cell office:value-type="float" office:value="7">
                <text:p>7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